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olo" style:master-page-name="MP0" style:family="paragraph">
      <style:paragraph-properties fo:break-before="page" fo:text-align="center" style:page-number="1"/>
      <style:text-properties fo:language="en" fo:country="US"/>
    </style:style>
    <style:style style:name="P2" style:parent-style-name="Standard" style:family="paragraph">
      <style:paragraph-properties fo:text-align="end"/>
      <style:text-properties fo:language="en" fo:country="US"/>
    </style:style>
    <style:style style:name="P3" style:parent-style-name="Standard" style:family="paragraph">
      <style:paragraph-properties fo:text-align="end"/>
      <style:text-properties fo:font-weight="bold" style:font-weight-asian="bold" style:font-weight-complex="bold"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T6" style:parent-style-name="Car.predefinitoparagrafo" style:family="text">
      <style:text-properties fo:language="en" fo:country="US"/>
    </style:style>
    <style:style style:name="T7" style:parent-style-name="Car.predefinitoparagrafo" style:family="text">
      <style:text-properties fo:font-weight="bold" style:font-weight-asian="bold" style:font-weight-complex="bold" fo:language="en" fo:country="US"/>
    </style:style>
    <style:style style:name="T8" style:parent-style-name="Car.predefinitoparagrafo" style:family="text">
      <style:text-properties fo:language="en" fo:country="US"/>
    </style:style>
    <style:style style:name="P9" style:parent-style-name="Titolo1" style:family="paragraph">
      <style:text-properties fo:language="en" fo:country="US"/>
    </style:style>
    <style:style style:name="P10" style:parent-style-name="Titolo1" style:family="paragraph">
      <style:text-properties fo:language="en" fo:country="US"/>
    </style:style>
    <style:style style:name="P11" style:parent-style-name="Standard" style:family="paragraph">
      <style:paragraph-properties fo:text-align="justify"/>
    </style:style>
    <style:style style:name="T12" style:parent-style-name="Car.predefinitoparagrafo" style:family="text">
      <style:text-properties fo:language="en" fo:country="US"/>
    </style:style>
    <style:style style:name="T13" style:parent-style-name="Car.predefinitoparagrafo" style:family="text">
      <style:text-properties fo:font-weight="bold" style:font-weight-asian="bold" style:font-weight-complex="bold" fo:language="en" fo:country="US"/>
    </style:style>
    <style:style style:name="T14" style:parent-style-name="Car.predefinitoparagrafo" style:family="text">
      <style:text-properties fo:language="en" fo:country="US"/>
    </style:style>
    <style:style style:name="T15" style:parent-style-name="Car.predefinitoparagrafo" style:family="text">
      <style:text-properties fo:font-weight="bold" style:font-weight-asian="bold" style:font-weight-complex="bold" fo:language="en" fo:country="US"/>
    </style:style>
    <style:style style:name="T16" style:parent-style-name="Car.predefinitoparagrafo" style:family="text">
      <style:text-properties fo:language="en" fo:country="US"/>
    </style:style>
    <style:style style:name="T17" style:parent-style-name="Car.predefinitoparagrafo" style:family="text">
      <style:text-properties fo:font-weight="bold" style:font-weight-asian="bold" style:font-weight-complex="bold" fo:language="en" fo:country="US"/>
    </style:style>
    <style:style style:name="T18" style:parent-style-name="Car.predefinitoparagrafo" style:family="text">
      <style:text-properties fo:language="en" fo:country="US"/>
    </style:style>
    <style:style style:name="P19" style:parent-style-name="Standard" style:family="paragraph">
      <style:paragraph-properties fo:text-align="justify"/>
      <style:text-properties fo:language="en" fo:country="US"/>
    </style:style>
    <style:style style:name="P20" style:parent-style-name="Standard" style:family="paragraph">
      <style:paragraph-properties fo:text-align="justify"/>
      <style:text-properties fo:language="en" fo:country="US"/>
    </style:style>
    <style:style style:name="P21" style:parent-style-name="Standard" style:family="paragraph">
      <style:paragraph-properties fo:text-align="justify"/>
    </style:style>
    <style:style style:name="T22" style:parent-style-name="Car.predefinitoparagrafo" style:family="text">
      <style:text-properties fo:language="en" fo:country="US"/>
    </style:style>
    <style:style style:name="T23" style:parent-style-name="Car.predefinitoparagrafo" style:family="text">
      <style:text-properties fo:font-weight="bold" style:font-weight-asian="bold" style:font-weight-complex="bold" fo:language="en" fo:country="US"/>
    </style:style>
    <style:style style:name="T24" style:parent-style-name="Car.predefinitoparagrafo" style:family="text">
      <style:text-properties fo:language="en" fo:country="US"/>
    </style:style>
    <style:style style:name="T25" style:parent-style-name="Car.predefinitoparagrafo" style:family="text">
      <style:text-properties fo:font-weight="bold" style:font-weight-asian="bold" style:font-weight-complex="bold" fo:language="en" fo:country="US"/>
    </style:style>
    <style:style style:name="T26" style:parent-style-name="Car.predefinitoparagrafo" style:family="text">
      <style:text-properties fo:language="en" fo:country="US"/>
    </style:style>
    <style:style style:name="P27" style:parent-style-name="Standard" style:family="paragraph">
      <style:paragraph-properties fo:text-align="justify"/>
      <style:text-properties fo:language="en" fo:country="US"/>
    </style:style>
    <style:style style:name="P28" style:parent-style-name="Standard" style:family="paragraph">
      <style:text-properties fo:language="en" fo:country="US"/>
    </style:style>
    <style:style style:name="T29" style:parent-style-name="Car.predefinitoparagrafo" style:family="text">
      <style:text-properties fo:language="en" fo:country="US"/>
    </style:style>
    <style:style style:name="T30" style:parent-style-name="Car.predefinitoparagrafo" style:family="text">
      <style:text-properties fo:font-weight="bold" style:font-weight-asian="bold" style:font-weight-complex="bold" fo:language="en" fo:country="US"/>
    </style:style>
    <style:style style:name="T31" style:parent-style-name="Car.predefinitoparagrafo" style:family="text">
      <style:text-properties fo:language="en" fo:country="US"/>
    </style:style>
    <style:style style:name="T32" style:parent-style-name="Car.predefinitoparagrafo" style:family="text">
      <style:text-properties fo:font-weight="bold" style:font-weight-asian="bold" style:font-weight-complex="bold" fo:language="en" fo:country="US"/>
    </style:style>
    <style:style style:name="T33" style:parent-style-name="Car.predefinitoparagrafo" style:family="text">
      <style:text-properties fo:language="en" fo:country="US"/>
    </style:style>
    <style:style style:name="T34" style:parent-style-name="Car.predefinitoparagrafo" style:family="text">
      <style:text-properties fo:font-weight="bold" style:font-weight-asian="bold" style:font-weight-complex="bold" fo:language="en" fo:country="US"/>
    </style:style>
    <style:style style:name="T35" style:parent-style-name="Car.predefinitoparagrafo" style:family="text">
      <style:text-properties fo:language="en" fo:country="US"/>
    </style:style>
    <style:style style:name="P36" style:parent-style-name="Standard" style:family="paragraph">
      <style:text-properties fo:language="en" fo:country="US"/>
    </style:style>
    <style:style style:name="P37" style:parent-style-name="Titolo1"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style style:name="T42" style:parent-style-name="Car.predefinitoparagrafo" style:family="text">
      <style:text-properties fo:language="en" fo:country="US"/>
    </style:style>
    <style:style style:name="T43" style:parent-style-name="Car.predefinitoparagrafo" style:family="text">
      <style:text-properties fo:language="en" fo:country="US"/>
    </style:style>
    <style:style style:name="T44" style:parent-style-name="Car.predefinitoparagrafo" style:family="text">
      <style:text-properties fo:language="en" fo:country="US"/>
    </style:style>
    <style:style style:name="T45" style:parent-style-name="Car.predefinitoparagrafo" style:family="text">
      <style:text-properties fo:language="en" fo:country="US"/>
    </style:style>
    <style:style style:name="T46" style:parent-style-name="Car.predefinitoparagrafo" style:family="text">
      <style:text-properties fo:language="en" fo:country="US"/>
    </style:style>
    <style:style style:name="T47" style:parent-style-name="Car.predefinitoparagrafo" style:family="text">
      <style:text-properties fo:font-weight="bold" style:font-weight-asian="bold" fo:language="en" fo:country="US"/>
    </style:style>
    <style:style style:name="T48" style:parent-style-name="Car.predefinitoparagrafo" style:family="text">
      <style:text-properties fo:language="en" fo:country="US"/>
    </style:style>
    <style:style style:name="T49" style:parent-style-name="Car.predefinitoparagrafo" style:family="text">
      <style:text-properties fo:language="en" fo:country="US"/>
    </style:style>
    <style:style style:name="P50" style:parent-style-name="Standard" style:family="paragraph">
      <style:text-properties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language="en" fo:country="US"/>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P62" style:parent-style-name="Titolo1" style:family="paragraph">
      <style:text-properties fo:language="en" fo:country="US"/>
    </style:style>
    <style:style style:name="P63" style:parent-style-name="Standard" style:family="paragraph">
      <style:text-properties fo:language="en" fo:country="US"/>
    </style:style>
    <style:style style:name="P64" style:parent-style-name="Standard" style:family="paragraph"/>
    <style:style style:name="T65" style:parent-style-name="Car.predefinitoparagrafo" style:family="text">
      <style:text-properties fo:language="en" fo:country="US"/>
    </style:style>
    <style:style style:name="T66" style:parent-style-name="Car.predefinitoparagrafo" style:family="text">
      <style:text-properties fo:font-weight="bold" style:font-weight-asian="bold" fo:language="en" fo:country="US"/>
    </style:style>
    <style:style style:name="T67" style:parent-style-name="Car.predefinitoparagrafo" style:family="text">
      <style:text-properties fo:language="en" fo:country="US"/>
    </style:style>
    <style:style style:name="T68" style:parent-style-name="Car.predefinitoparagrafo" style:family="text">
      <style:text-properties fo:language="en" fo:country="US"/>
    </style:style>
    <style:style style:name="T69" style:parent-style-name="Car.predefinitoparagrafo" style:family="text">
      <style:text-properties fo:language="en" fo:country="US"/>
    </style:style>
    <style:style style:name="T70" style:parent-style-name="Car.predefinitoparagrafo" style:family="text">
      <style:text-properties fo:language="en" fo:country="US"/>
    </style:style>
    <style:style style:name="P71" style:parent-style-name="Standard" style:family="paragraph"/>
    <style:style style:name="T72" style:parent-style-name="Car.predefinitoparagrafo" style:family="text">
      <style:text-properties fo:language="en" fo:country="US"/>
    </style:style>
    <style:style style:name="T73" style:parent-style-name="Car.predefinitoparagrafo" style:family="text">
      <style:text-properties fo:language="en" fo:country="US"/>
    </style:style>
    <style:style style:name="T74" style:parent-style-name="Car.predefinitoparagrafo" style:family="text">
      <style:text-properties fo:font-weight="bold" style:font-weight-asian="bold" fo:language="en" fo:country="US"/>
    </style:style>
    <style:style style:name="T75" style:parent-style-name="Car.predefinitoparagrafo" style:family="text">
      <style:text-properties fo:language="en" fo:country="US"/>
    </style:style>
    <style:style style:name="T76" style:parent-style-name="Car.predefinitoparagrafo" style:family="text">
      <style:text-properties fo:font-weight="bold" style:font-weight-asian="bold" fo:language="en" fo:country="US"/>
    </style:style>
    <style:style style:name="T77" style:parent-style-name="Car.predefinitoparagrafo" style:family="text">
      <style:text-properties fo:language="en" fo:country="US"/>
    </style:style>
    <style:style style:name="T78" style:parent-style-name="Car.predefinitoparagrafo" style:family="text">
      <style:text-properties fo:language="en" fo:country="US"/>
    </style:style>
    <style:style style:name="P79" style:parent-style-name="Standard" style:family="paragraph"/>
    <style:style style:name="T80" style:parent-style-name="Car.predefinitoparagrafo" style:family="text">
      <style:text-properties fo:language="en" fo:country="US"/>
    </style:style>
    <style:style style:name="T81" style:parent-style-name="Car.predefinitoparagrafo" style:family="text">
      <style:text-properties fo:language="en" fo:country="US"/>
    </style:style>
    <style:style style:name="P82" style:parent-style-name="Standard" style:family="paragraph"/>
    <style:style style:name="T83" style:parent-style-name="Car.predefinitoparagrafo" style:family="text">
      <style:text-properties fo:language="en" fo:country="US"/>
    </style:style>
    <style:style style:name="T84" style:parent-style-name="Car.predefinitoparagrafo" style:family="text">
      <style:text-properties fo:font-weight="bold" style:font-weight-asian="bold" fo:language="en" fo:country="US"/>
    </style:style>
    <style:style style:name="T85" style:parent-style-name="Car.predefinitoparagrafo" style:family="text">
      <style:text-properties fo:language="en" fo:country="US"/>
    </style:style>
    <style:style style:name="T86" style:parent-style-name="Car.predefinitoparagrafo" style:family="text">
      <style:text-properties fo:language="en" fo:country="US"/>
    </style:style>
    <style:style style:name="P87" style:parent-style-name="Standard" style:family="paragraph">
      <style:text-properties fo:language="en" fo:country="US"/>
    </style:style>
    <style:style style:name="P88" style:parent-style-name="Titolo1" style:family="paragraph">
      <style:text-properties fo:language="en" fo:country="US"/>
    </style:style>
    <style:style style:name="P89" style:parent-style-name="Standard" style:family="paragraph">
      <style:text-properties fo:language="en" fo:country="US"/>
    </style:style>
    <style:style style:name="P90" style:parent-style-name="Standard" style:family="paragraph"/>
    <style:style style:name="T91" style:parent-style-name="Car.predefinitoparagrafo" style:family="text">
      <style:text-properties fo:language="en" fo:country="US"/>
    </style:style>
    <style:style style:name="T92" style:parent-style-name="Car.predefinitoparagrafo" style:family="text">
      <style:text-properties fo:language="en" fo:country="US"/>
    </style:style>
    <style:style style:name="T93" style:parent-style-name="Car.predefinitoparagrafo" style:family="text">
      <style:text-properties fo:language="en" fo:country="US"/>
    </style:style>
    <style:style style:name="T94" style:parent-style-name="Car.predefinitoparagrafo" style:family="text">
      <style:text-properties fo:language="en" fo:country="US"/>
    </style:style>
    <style:style style:name="T95" style:parent-style-name="Car.predefinitoparagrafo" style:family="text">
      <style:text-properties fo:font-weight="bold" style:font-weight-asian="bold" fo:language="en" fo:country="US"/>
    </style:style>
    <style:style style:name="T96" style:parent-style-name="Car.predefinitoparagrafo" style:family="text">
      <style:text-properties fo:language="en" fo:country="US"/>
    </style:style>
    <style:style style:name="T97" style:parent-style-name="Car.predefinitoparagrafo" style:family="text">
      <style:text-properties fo:font-weight="bold" style:font-weight-asian="bold" fo:language="en" fo:country="US"/>
    </style:style>
    <style:style style:name="T98" style:parent-style-name="Car.predefinitoparagrafo" style:family="text">
      <style:text-properties fo:language="en" fo:country="US"/>
    </style:style>
    <style:style style:name="T99" style:parent-style-name="Car.predefinitoparagrafo" style:family="text">
      <style:text-properties fo:font-weight="bold" style:font-weight-asian="bold" fo:language="en" fo:country="US"/>
    </style:style>
    <style:style style:name="T100" style:parent-style-name="Car.predefinitoparagrafo" style:family="text">
      <style:text-properties fo:font-weight="bold" style:font-weight-asian="bold" fo:language="en" fo:country="US"/>
    </style:style>
    <style:style style:name="T101" style:parent-style-name="Car.predefinitoparagrafo" style:family="text">
      <style:text-properties fo:language="en" fo:country="US"/>
    </style:style>
    <style:style style:name="P102" style:parent-style-name="Standard" style:family="paragraph"/>
    <style:style style:name="T103" style:parent-style-name="Car.predefinitoparagrafo" style:family="text">
      <style:text-properties fo:language="en" fo:country="US"/>
    </style:style>
    <style:style style:name="T104" style:parent-style-name="Car.predefinitoparagrafo" style:family="text">
      <style:text-properties fo:language="en" fo:country="US"/>
    </style:style>
    <style:style style:name="P105" style:parent-style-name="Standard" style:family="paragraph"/>
    <style:style style:name="T106" style:parent-style-name="Car.predefinitoparagrafo" style:family="text">
      <style:text-properties fo:language="en" fo:country="US"/>
    </style:style>
    <style:style style:name="T107" style:parent-style-name="Car.predefinitoparagrafo" style:family="text">
      <style:text-properties fo:font-weight="bold" style:font-weight-asian="bold" fo:language="en" fo:country="US"/>
    </style:style>
    <style:style style:name="T108" style:parent-style-name="Car.predefinitoparagrafo" style:family="text">
      <style:text-properties fo:language="en" fo:country="US"/>
    </style:style>
    <style:style style:name="T109" style:parent-style-name="Car.predefinitoparagrafo" style:family="text">
      <style:text-properties fo:language="en" fo:country="US"/>
    </style:style>
    <style:style style:name="T110" style:parent-style-name="Car.predefinitoparagrafo" style:family="text">
      <style:text-properties fo:language="en" fo:country="US"/>
    </style:style>
    <style:style style:name="T111" style:parent-style-name="Car.predefinitoparagrafo" style:family="text">
      <style:text-properties fo:language="en" fo:country="US"/>
    </style:style>
    <style:style style:name="P112" style:parent-style-name="Standard" style:family="paragraph"/>
    <style:style style:name="T113" style:parent-style-name="Car.predefinitoparagrafo" style:family="text">
      <style:text-properties fo:language="en" fo:country="US"/>
    </style:style>
    <style:style style:name="T114" style:parent-style-name="Car.predefinitoparagrafo" style:family="text">
      <style:text-properties fo:font-weight="bold" style:font-weight-asian="bold" fo:language="en" fo:country="US"/>
    </style:style>
    <style:style style:name="T115" style:parent-style-name="Car.predefinitoparagrafo" style:family="text">
      <style:text-properties fo:language="en" fo:country="US"/>
    </style:style>
    <style:style style:name="P116" style:parent-style-name="Standard" style:family="paragraph"/>
    <style:style style:name="T117" style:parent-style-name="Car.predefinitoparagrafo" style:family="text">
      <style:text-properties fo:language="en" fo:country="US"/>
    </style:style>
    <style:style style:name="T118" style:parent-style-name="Car.predefinitoparagrafo" style:family="text">
      <style:text-properties fo:language="en" fo:country="US"/>
    </style:style>
    <style:style style:name="T119" style:parent-style-name="Car.predefinitoparagrafo" style:family="text">
      <style:text-properties fo:font-style="italic" style:font-style-asian="italic" fo:language="en" fo:country="US"/>
    </style:style>
    <style:style style:name="T120" style:parent-style-name="Car.predefinitoparagrafo" style:family="text">
      <style:text-properties fo:language="en" fo:country="US"/>
    </style:style>
    <style:style style:name="T121" style:parent-style-name="Car.predefinitoparagrafo" style:family="text">
      <style:text-properties fo:language="en" fo:country="US"/>
    </style:style>
    <style:style style:name="P122" style:parent-style-name="Standard" style:family="paragraph">
      <style:text-properties fo:language="en" fo:country="US"/>
    </style:style>
    <style:style style:name="P123" style:parent-style-name="Titolo1" style:family="paragraph">
      <style:text-properties fo:language="en" fo:country="US"/>
    </style:style>
    <style:style style:name="P124" style:parent-style-name="Standard" style:family="paragraph">
      <style:text-properties fo:language="en" fo:country="US"/>
    </style:style>
    <style:style style:name="P125" style:parent-style-name="Standard" style:family="paragraph">
      <style:text-properties fo:language="en" fo:country="US"/>
    </style:style>
    <style:style style:name="P126" style:parent-style-name="Standard" style:family="paragraph"/>
    <style:style style:name="T127" style:parent-style-name="Car.predefinitoparagrafo" style:family="text">
      <style:text-properties fo:language="en" fo:country="US"/>
    </style:style>
    <style:style style:name="T128" style:parent-style-name="Car.predefinitoparagrafo" style:family="text">
      <style:text-properties fo:font-weight="bold" style:font-weight-asian="bold" fo:language="en" fo:country="US"/>
    </style:style>
    <style:style style:name="T129" style:parent-style-name="Car.predefinitoparagrafo" style:family="text">
      <style:text-properties fo:font-weight="bold" style:font-weight-asian="bold" fo:language="en" fo:country="US"/>
    </style:style>
    <style:style style:name="T130" style:parent-style-name="Car.predefinitoparagrafo" style:family="text">
      <style:text-properties fo:language="en" fo:country="US"/>
    </style:style>
    <style:style style:name="T131" style:parent-style-name="Car.predefinitoparagrafo" style:family="text">
      <style:text-properties fo:font-weight="bold" style:font-weight-asian="bold" fo:language="en" fo:country="US"/>
    </style:style>
    <style:style style:name="T132" style:parent-style-name="Car.predefinitoparagrafo" style:family="text">
      <style:text-properties fo:language="en" fo:country="US"/>
    </style:style>
    <style:style style:name="T133" style:parent-style-name="Car.predefinitoparagrafo" style:family="text">
      <style:text-properties fo:font-weight="bold" style:font-weight-asian="bold" fo:language="en" fo:country="US"/>
    </style:style>
    <style:style style:name="T134" style:parent-style-name="Car.predefinitoparagrafo" style:family="text">
      <style:text-properties fo:language="en" fo:country="US"/>
    </style:style>
    <style:style style:name="T135" style:parent-style-name="Car.predefinitoparagrafo" style:family="text">
      <style:text-properties fo:font-weight="bold" style:font-weight-asian="bold" fo:language="en" fo:country="US"/>
    </style:style>
    <style:style style:name="T136" style:parent-style-name="Car.predefinitoparagrafo" style:family="text">
      <style:text-properties fo:language="en" fo:country="US"/>
    </style:style>
    <style:style style:name="T137" style:parent-style-name="Car.predefinitoparagrafo" style:family="text">
      <style:text-properties fo:font-weight="bold" style:font-weight-asian="bold" fo:language="en" fo:country="US"/>
    </style:style>
    <style:style style:name="T138" style:parent-style-name="Car.predefinitoparagrafo" style:family="text">
      <style:text-properties style:font-weight-complex="bold" fo:language="en" fo:country="US"/>
    </style:style>
    <style:style style:name="T139" style:parent-style-name="Car.predefinitoparagrafo" style:family="text">
      <style:text-properties fo:language="en" fo:country="US"/>
    </style:style>
    <style:style style:name="P140" style:parent-style-name="Standard" style:family="paragraph"/>
    <style:style style:name="T141" style:parent-style-name="Car.predefinitoparagrafo" style:family="text">
      <style:text-properties fo:language="en" fo:country="US"/>
    </style:style>
    <style:style style:name="T142" style:parent-style-name="Car.predefinitoparagrafo" style:family="text">
      <style:text-properties fo:language="en" fo:country="US"/>
    </style:style>
    <style:style style:name="T143" style:parent-style-name="Car.predefinitoparagrafo" style:family="text">
      <style:text-properties fo:language="en" fo:country="US"/>
    </style:style>
    <style:style style:name="T144" style:parent-style-name="Car.predefinitoparagrafo" style:family="text">
      <style:text-properties fo:font-weight="bold" style:font-weight-asian="bold" fo:language="en" fo:country="US"/>
    </style:style>
    <style:style style:name="T145" style:parent-style-name="Car.predefinitoparagrafo" style:family="text">
      <style:text-properties style:font-weight-complex="bold" fo:language="en" fo:country="US"/>
    </style:style>
    <style:style style:name="T146" style:parent-style-name="Car.predefinitoparagrafo" style:family="text">
      <style:text-properties fo:font-weight="bold" style:font-weight-asian="bold" fo:language="en" fo:country="US"/>
    </style:style>
    <style:style style:name="T147" style:parent-style-name="Car.predefinitoparagrafo" style:family="text">
      <style:text-properties style:font-weight-complex="bold" fo:language="en" fo:country="US"/>
    </style:style>
    <style:style style:name="T148" style:parent-style-name="Car.predefinitoparagrafo" style:family="text">
      <style:text-properties fo:language="en" fo:country="US"/>
    </style:style>
    <style:style style:name="T149" style:parent-style-name="Car.predefinitoparagrafo" style:family="text">
      <style:text-properties fo:font-weight="bold" style:font-weight-asian="bold" fo:language="en" fo:country="US"/>
    </style:style>
    <style:style style:name="T150" style:parent-style-name="Car.predefinitoparagrafo" style:family="text">
      <style:text-properties fo:language="en" fo:country="US"/>
    </style:style>
    <style:style style:name="T151" style:parent-style-name="Car.predefinitoparagrafo" style:family="text">
      <style:text-properties fo:font-weight="bold" style:font-weight-asian="bold" fo:language="en" fo:country="US"/>
    </style:style>
    <style:style style:name="T152" style:parent-style-name="Car.predefinitoparagrafo" style:family="text">
      <style:text-properties fo:language="en" fo:country="US"/>
    </style:style>
    <style:style style:name="T153" style:parent-style-name="Car.predefinitoparagrafo" style:family="text">
      <style:text-properties fo:language="en" fo:country="US"/>
    </style:style>
    <style:style style:name="P154" style:parent-style-name="Standard" style:family="paragraph"/>
    <style:style style:name="T155" style:parent-style-name="Car.predefinitoparagrafo" style:family="text">
      <style:text-properties fo:language="en" fo:country="US"/>
    </style:style>
    <style:style style:name="T156" style:parent-style-name="Car.predefinitoparagrafo" style:family="text">
      <style:text-properties fo:font-weight="bold" style:font-weight-asian="bold"/>
    </style:style>
    <style:style style:name="T157" style:parent-style-name="Car.predefinitoparagrafo" style:family="text">
      <style:text-properties style:font-weight-complex="bold"/>
    </style:style>
    <style:style style:name="T158" style:parent-style-name="Car.predefinitoparagrafo" style:family="text">
      <style:text-properties fo:font-weight="bold" style:font-weight-asian="bold"/>
    </style:style>
    <style:style style:name="T159" style:parent-style-name="Car.predefinitoparagrafo" style:family="text">
      <style:text-properties fo:font-weight="bold" style:font-weight-asian="bold"/>
    </style:style>
    <style:style style:name="P160" style:parent-style-name="Standard" style:family="paragraph">
      <style:text-properties fo:language="en" fo:country="US"/>
    </style:style>
    <style:style style:name="P161" style:parent-style-name="Standard" style:family="paragraph">
      <style:text-properties fo:language="en" fo:country="US"/>
    </style:style>
    <style:style style:name="P162" style:parent-style-name="Titolo1" style:family="paragraph">
      <style:text-properties fo:language="en" fo:country="US"/>
    </style:style>
    <style:style style:name="P163" style:parent-style-name="Standard" style:family="paragraph">
      <style:text-properties fo:language="en" fo:country="US"/>
    </style:style>
    <style:style style:name="P164" style:parent-style-name="Standard" style:family="paragraph"/>
    <style:style style:name="T165" style:parent-style-name="Car.predefinitoparagrafo" style:family="text">
      <style:text-properties fo:language="en" fo:country="US"/>
    </style:style>
    <style:style style:name="T166" style:parent-style-name="Car.predefinitoparagrafo" style:family="text">
      <style:text-properties fo:language="en" fo:country="US"/>
    </style:style>
    <style:style style:name="T167" style:parent-style-name="Car.predefinitoparagrafo" style:family="text">
      <style:text-properties fo:font-weight="bold" style:font-weight-asian="bold" fo:language="en" fo:country="US"/>
    </style:style>
    <style:style style:name="T168" style:parent-style-name="Car.predefinitoparagrafo" style:family="text">
      <style:text-properties fo:language="en" fo:country="US"/>
    </style:style>
    <style:style style:name="T169" style:parent-style-name="Car.predefinitoparagrafo" style:family="text">
      <style:text-properties style:text-underline-type="single" style:text-underline-style="solid" style:text-underline-width="auto" style:text-underline-mode="continuous" fo:language="en" fo:country="US"/>
    </style:style>
    <style:style style:name="T170" style:parent-style-name="Car.predefinitoparagrafo" style:family="text">
      <style:text-properties style:text-underline-type="single" style:text-underline-style="solid" style:text-underline-width="auto" style:text-underline-mode="continuous" fo:language="en" fo:country="US"/>
    </style:style>
    <style:style style:name="T171" style:parent-style-name="Car.predefinitoparagrafo" style:family="text">
      <style:text-properties fo:language="en" fo:country="US"/>
    </style:style>
    <style:style style:name="P172" style:parent-style-name="Standard" style:family="paragraph"/>
    <style:style style:name="T173" style:parent-style-name="Car.predefinitoparagrafo" style:family="text">
      <style:text-properties fo:language="en" fo:country="US"/>
    </style:style>
    <style:style style:name="T174" style:parent-style-name="Car.predefinitoparagrafo" style:family="text">
      <style:text-properties fo:font-weight="bold" style:font-weight-asian="bold" fo:language="en" fo:country="US"/>
    </style:style>
    <style:style style:name="T175" style:parent-style-name="Car.predefinitoparagrafo" style:family="text">
      <style:text-properties fo:language="en" fo:country="US"/>
    </style:style>
    <style:style style:name="T176" style:parent-style-name="Car.predefinitoparagrafo" style:family="text">
      <style:text-properties fo:font-weight="bold" style:font-weight-asian="bold" fo:language="en" fo:country="US"/>
    </style:style>
    <style:style style:name="T177" style:parent-style-name="Car.predefinitoparagrafo" style:family="text">
      <style:text-properties fo:font-weight="bold" style:font-weight-asian="bold" fo:language="en" fo:country="US"/>
    </style:style>
    <style:style style:name="T178" style:parent-style-name="Car.predefinitoparagrafo" style:family="text">
      <style:text-properties fo:language="en" fo:country="US"/>
    </style:style>
    <style:style style:name="P179" style:parent-style-name="Standard" style:family="paragraph"/>
    <style:style style:name="T180" style:parent-style-name="Car.predefinitoparagrafo" style:family="text">
      <style:text-properties fo:language="en" fo:country="US"/>
    </style:style>
    <style:style style:name="T181" style:parent-style-name="Car.predefinitoparagrafo" style:family="text">
      <style:text-properties fo:language="en" fo:country="US"/>
    </style:style>
    <style:style style:name="T182" style:parent-style-name="Car.predefinitoparagrafo" style:family="text">
      <style:text-properties fo:font-weight="bold" style:font-weight-asian="bold" fo:language="en" fo:country="US"/>
    </style:style>
    <style:style style:name="T183" style:parent-style-name="Car.predefinitoparagrafo" style:family="text">
      <style:text-properties fo:language="en" fo:country="US"/>
    </style:style>
    <style:style style:name="P184" style:parent-style-name="Standard" style:family="paragraph">
      <style:text-properties fo:language="en" fo:country="US"/>
    </style:style>
    <style:style style:name="P185" style:parent-style-name="Standard" style:family="paragraph">
      <style:text-properties fo:language="en" fo:country="US"/>
    </style:style>
    <style:style style:name="P186" style:parent-style-name="Titolo1" style:family="paragraph">
      <style:text-properties fo:language="en" fo:country="US"/>
    </style:style>
    <style:style style:name="P187" style:parent-style-name="Standard" style:family="paragraph">
      <style:text-properties fo:language="en" fo:country="US"/>
    </style:style>
    <style:style style:name="P188" style:parent-style-name="Standard" style:family="paragraph"/>
    <style:style style:name="T189" style:parent-style-name="Car.predefinitoparagrafo" style:family="text">
      <style:text-properties fo:language="en" fo:country="US"/>
    </style:style>
    <style:style style:name="T190" style:parent-style-name="Car.predefinitoparagrafo" style:family="text">
      <style:text-properties fo:font-weight="bold" style:font-weight-asian="bold" fo:language="en" fo:country="US"/>
    </style:style>
    <style:style style:name="T191" style:parent-style-name="Car.predefinitoparagrafo" style:family="text">
      <style:text-properties fo:language="en" fo:country="US"/>
    </style:style>
    <style:style style:name="T192" style:parent-style-name="Car.predefinitoparagrafo" style:family="text">
      <style:text-properties fo:font-weight="bold" style:font-weight-asian="bold" fo:language="en" fo:country="US"/>
    </style:style>
    <style:style style:name="T193" style:parent-style-name="Car.predefinitoparagrafo" style:family="text">
      <style:text-properties fo:language="en" fo:country="US"/>
    </style:style>
    <style:style style:name="T194" style:parent-style-name="Car.predefinitoparagrafo" style:family="text">
      <style:text-properties fo:language="en" fo:country="US"/>
    </style:style>
    <style:style style:name="P195" style:parent-style-name="Standard" style:family="paragraph"/>
    <style:style style:name="T196" style:parent-style-name="Car.predefinitoparagrafo" style:family="text">
      <style:text-properties fo:language="en" fo:country="US"/>
    </style:style>
    <style:style style:name="T197" style:parent-style-name="Car.predefinitoparagrafo" style:family="text">
      <style:text-properties fo:font-weight="bold" style:font-weight-asian="bold" fo:language="en" fo:country="US"/>
    </style:style>
    <style:style style:name="T198" style:parent-style-name="Car.predefinitoparagrafo" style:family="text">
      <style:text-properties fo:language="en" fo:country="US"/>
    </style:style>
    <style:style style:name="T199" style:parent-style-name="Car.predefinitoparagrafo" style:family="text">
      <style:text-properties fo:font-weight="bold" style:font-weight-asian="bold" fo:language="en" fo:country="US"/>
    </style:style>
    <style:style style:name="T200" style:parent-style-name="Car.predefinitoparagrafo" style:family="text">
      <style:text-properties fo:language="en" fo:country="US"/>
    </style:style>
    <style:style style:name="T201" style:parent-style-name="Car.predefinitoparagrafo" style:family="text">
      <style:text-properties fo:language="en" fo:country="US"/>
    </style:style>
    <style:style style:name="P202" style:parent-style-name="Standard" style:family="paragraph"/>
    <style:style style:name="T203" style:parent-style-name="Car.predefinitoparagrafo" style:family="text">
      <style:text-properties fo:language="en" fo:country="US"/>
    </style:style>
    <style:style style:name="T204" style:parent-style-name="Car.predefinitoparagrafo" style:family="text">
      <style:text-properties fo:font-weight="bold" style:font-weight-asian="bold" fo:language="en" fo:country="US"/>
    </style:style>
    <style:style style:name="T205" style:parent-style-name="Car.predefinitoparagrafo" style:family="text">
      <style:text-properties fo:language="en" fo:country="US"/>
    </style:style>
    <style:style style:name="T206" style:parent-style-name="Car.predefinitoparagrafo" style:family="text">
      <style:text-properties fo:font-weight="bold" style:font-weight-asian="bold" fo:language="en" fo:country="US"/>
    </style:style>
    <style:style style:name="T207" style:parent-style-name="Car.predefinitoparagrafo" style:family="text">
      <style:text-properties fo:font-weight="bold" style:font-weight-asian="bold" fo:language="en" fo:country="US"/>
    </style:style>
    <style:style style:name="T208" style:parent-style-name="Car.predefinitoparagrafo" style:family="text">
      <style:text-properties fo:language="en" fo:country="US"/>
    </style:style>
    <style:style style:name="P209" style:parent-style-name="Standard" style:family="paragraph"/>
    <style:style style:name="T210" style:parent-style-name="Car.predefinitoparagrafo" style:family="text">
      <style:text-properties fo:language="en" fo:country="US"/>
    </style:style>
    <style:style style:name="T211" style:parent-style-name="Car.predefinitoparagrafo" style:family="text">
      <style:text-properties fo:font-weight="bold" style:font-weight-asian="bold" fo:language="en" fo:country="US"/>
    </style:style>
    <style:style style:name="T212" style:parent-style-name="Car.predefinitoparagrafo" style:family="text">
      <style:text-properties fo:language="en" fo:country="US"/>
    </style:style>
    <style:style style:name="T213" style:parent-style-name="Car.predefinitoparagrafo" style:family="text">
      <style:text-properties fo:language="en" fo:country="US"/>
    </style:style>
    <style:style style:name="T214" style:parent-style-name="Car.predefinitoparagrafo" style:family="text">
      <style:text-properties fo:language="en" fo:country="US"/>
    </style:style>
    <style:style style:name="T215" style:parent-style-name="Car.predefinitoparagrafo" style:family="text">
      <style:text-properties fo:language="en" fo:country="US"/>
    </style:style>
    <style:style style:name="T216" style:parent-style-name="Car.predefinitoparagrafo" style:family="text">
      <style:text-properties fo:font-weight="bold" style:font-weight-asian="bold" fo:language="en" fo:country="US"/>
    </style:style>
    <style:style style:name="T217" style:parent-style-name="Car.predefinitoparagrafo" style:family="text">
      <style:text-properties fo:language="en" fo:country="US"/>
    </style:style>
    <style:style style:name="T218" style:parent-style-name="Car.predefinitoparagrafo" style:family="text">
      <style:text-properties fo:language="en" fo:country="US"/>
    </style:style>
    <style:style style:name="T219" style:parent-style-name="Car.predefinitoparagrafo" style:family="text">
      <style:text-properties fo:font-weight="bold" style:font-weight-asian="bold" fo:language="en" fo:country="US"/>
    </style:style>
    <style:style style:name="T220" style:parent-style-name="Car.predefinitoparagrafo" style:family="text">
      <style:text-properties fo:language="en" fo:country="US"/>
    </style:style>
    <style:style style:name="T221" style:parent-style-name="Car.predefinitoparagrafo" style:family="text">
      <style:text-properties fo:font-weight="bold" style:font-weight-asian="bold" fo:language="en" fo:country="US"/>
    </style:style>
    <style:style style:name="T222" style:parent-style-name="Car.predefinitoparagrafo" style:family="text">
      <style:text-properties fo:language="en" fo:country="US"/>
    </style:style>
    <style:style style:name="T223" style:parent-style-name="Car.predefinitoparagrafo" style:family="text">
      <style:text-properties fo:language="en" fo:country="US"/>
    </style:style>
    <style:style style:name="T224" style:parent-style-name="Car.predefinitoparagrafo" style:family="text">
      <style:text-properties fo:language="en" fo:country="US"/>
    </style:style>
    <style:style style:name="T225" style:parent-style-name="Car.predefinitoparagrafo" style:family="text">
      <style:text-properties fo:language="en" fo:country="US"/>
    </style:style>
    <style:style style:name="P226" style:parent-style-name="Standard" style:family="paragraph">
      <style:text-properties fo:language="en" fo:country="US"/>
    </style:style>
    <style:style style:name="P227" style:parent-style-name="Standard" style:family="paragraph"/>
    <style:style style:name="T228" style:parent-style-name="Car.predefinitoparagrafo" style:family="text">
      <style:text-properties fo:language="en" fo:country="US"/>
    </style:style>
    <style:style style:name="T229" style:parent-style-name="Car.predefinitoparagrafo" style:family="text">
      <style:text-properties fo:font-weight="bold" style:font-weight-asian="bold" fo:language="en" fo:country="US"/>
    </style:style>
    <style:style style:name="T230" style:parent-style-name="Car.predefinitoparagrafo" style:family="text">
      <style:text-properties fo:language="en" fo:country="US"/>
    </style:style>
    <style:style style:name="T231" style:parent-style-name="Car.predefinitoparagrafo" style:family="text">
      <style:text-properties fo:language="en" fo:country="US"/>
    </style:style>
    <style:style style:name="P232" style:parent-style-name="Standard" style:family="paragraph"/>
    <style:style style:name="T233" style:parent-style-name="Car.predefinitoparagrafo" style:family="text">
      <style:text-properties fo:font-weight="bold" style:font-weight-asian="bold" fo:language="en" fo:country="US"/>
    </style:style>
    <style:style style:name="T234" style:parent-style-name="Car.predefinitoparagrafo" style:family="text">
      <style:text-properties fo:language="en" fo:country="US"/>
    </style:style>
    <style:style style:name="T235" style:parent-style-name="Car.predefinitoparagrafo" style:family="text">
      <style:text-properties fo:language="en" fo:country="US"/>
    </style:style>
    <style:style style:name="P236" style:parent-style-name="Standard" style:family="paragraph"/>
    <style:style style:name="T237" style:parent-style-name="Car.predefinitoparagrafo" style:family="text">
      <style:text-properties fo:font-weight="bold" style:font-weight-asian="bold" fo:language="en" fo:country="US"/>
    </style:style>
    <style:style style:name="T238" style:parent-style-name="Car.predefinitoparagrafo" style:family="text">
      <style:text-properties fo:language="en" fo:country="US"/>
    </style:style>
    <style:style style:name="T239" style:parent-style-name="Car.predefinitoparagrafo" style:family="text">
      <style:text-properties fo:language="en" fo:country="US"/>
    </style:style>
    <style:style style:name="P240" style:parent-style-name="Standard" style:family="paragraph">
      <style:paragraph-properties fo:margin-left="0.5in">
        <style:tab-stops/>
      </style:paragraph-properties>
      <style:text-properties fo:language="en" fo:country="US"/>
    </style:style>
    <style:style style:name="P241" style:parent-style-name="Standard" style:family="paragraph"/>
    <style:style style:name="T242" style:parent-style-name="Car.predefinitoparagrafo" style:family="text">
      <style:text-properties fo:font-weight="bold" style:font-weight-asian="bold"/>
    </style:style>
    <style:style style:name="P243" style:parent-style-name="Standard" style:family="paragraph"/>
    <style:style style:name="P244" style:parent-style-name="Standard" style:family="paragraph"/>
    <style:style style:name="P245" style:parent-style-name="Standard" style:family="paragraph"/>
    <style:style style:name="T246" style:parent-style-name="Car.predefinitoparagrafo" style:family="text">
      <style:text-properties fo:font-weight="bold" style:font-weight-asian="bold"/>
    </style:style>
    <style:style style:name="P247" style:parent-style-name="Standard" style:family="paragraph">
      <style:paragraph-properties fo:margin-left="1in">
        <style:tab-stops/>
      </style:paragraph-properties>
      <style:text-properties fo:language="en" fo:country="US"/>
    </style:style>
    <style:style style:name="P248" style:parent-style-name="Standard" style:family="paragraph">
      <style:paragraph-properties fo:margin-left="0.5in">
        <style:tab-stops/>
      </style:paragraph-properties>
    </style:style>
    <style:style style:name="T249" style:parent-style-name="Car.predefinitoparagrafo" style:family="text">
      <style:text-properties fo:language="en" fo:country="US"/>
    </style:style>
    <style:style style:name="T250" style:parent-style-name="Car.predefinitoparagrafo" style:family="text">
      <style:text-properties fo:font-weight="bold" style:font-weight-asian="bold" fo:language="en" fo:country="US"/>
    </style:style>
    <style:style style:name="T251" style:parent-style-name="Car.predefinitoparagrafo" style:family="text">
      <style:text-properties fo:font-weight="bold" style:font-weight-asian="bold" fo:language="en" fo:country="US"/>
    </style:style>
    <style:style style:name="T252" style:parent-style-name="Car.predefinitoparagrafo" style:family="text">
      <style:text-properties fo:language="en" fo:country="US"/>
    </style:style>
    <style:style style:name="T253" style:parent-style-name="Car.predefinitoparagrafo" style:family="text">
      <style:text-properties fo:language="en" fo:country="US"/>
    </style:style>
    <style:style style:name="P254" style:parent-style-name="Standard" style:family="paragraph">
      <style:paragraph-properties fo:margin-left="0.5in">
        <style:tab-stops/>
      </style:paragraph-properties>
      <style:text-properties fo:language="en" fo:country="US"/>
    </style:style>
    <style:style style:name="P255" style:parent-style-name="Standard" style:family="paragraph">
      <style:paragraph-properties fo:margin-left="0.5in">
        <style:tab-stops/>
      </style:paragraph-properties>
      <style:text-properties fo:language="en" fo:country="US"/>
    </style:style>
    <style:style style:name="P256" style:parent-style-name="Standard" style:family="paragraph">
      <style:paragraph-properties fo:margin-left="0.5in">
        <style:tab-stops/>
      </style:paragraph-properties>
      <style:text-properties fo:language="en" fo:country="US"/>
    </style:style>
    <style:style style:name="P257" style:parent-style-name="Standard" style:family="paragraph">
      <style:paragraph-properties fo:margin-left="0.5in">
        <style:tab-stops/>
      </style:paragraph-properties>
      <style:text-properties fo:language="en" fo:country="US"/>
    </style:style>
    <style:style style:name="P258" style:parent-style-name="Standard" style:family="paragraph">
      <style:text-properties fo:language="en" fo:country="US"/>
    </style:style>
    <style:style style:name="P259" style:parent-style-name="Standard" style:family="paragraph">
      <style:text-properties fo:language="en" fo:country="US"/>
    </style:style>
    <style:style style:name="T260" style:parent-style-name="Car.predefinitoparagrafo" style:family="text">
      <style:text-properties fo:font-size="18pt" style:font-size-asian="18pt" style:font-size-complex="18pt" fo:language="en" fo:country="US"/>
    </style:style>
  </office:automatic-styles>
  <office:body>
    <office:text text:use-soft-page-breaks="true">
      <text:p text:style-name="P1"><text:bookmark-start text:name="_tvz0kqqw1a1r"/><text:bookmark-end text:name="_tvz0kqqw1a1r"/>Administrator Script</text:p>
      <text:p text:style-name="P2">[Information/instruction to the administrator]</text:p>
      <text:p text:style-name="P3">Emphasize while explaining</text:p>
      <text:p text:style-name="P4">_________________________________________________________________________</text:p>
      <text:p text:style-name="P5"/>
      <text:p text:style-name="Standard"><text:span text:style-name="T6">[Before launching each scenario, setup correctly the configuration file located in<text:s/></text:span><text:span text:style-name="T7">“&lt;PathToScenario&gt;\&lt;ScenarioName&gt;_Data\BuildData\config.txt</text:span><text:span text:style-name="T8">]</text:span></text:p>
      <text:h text:style-name="P9" text:outline-level="1"><text:s/>[Administer the Pre-test Questionnaire]</text:h>
      <text:h text:style-name="P10" text:outline-level="1"><text:bookmark-start text:name="_1vkv7njx6rjl"/><text:bookmark-end text:name="_1vkv7njx6rjl"/><text:s/>[Available Keyboard Functions]</text:h>
      <text:p text:style-name="P11"><text:span text:style-name="T12">1)</text:span><text:span text:style-name="T13"><text:s/>Block</text:span><text:span text:style-name="T14">/</text:span><text:span text:style-name="T15">Unblock<text:s/></text:span><text:span text:style-name="T16">locomotion technique (</text:span><text:span text:style-name="T17">F</text:span><text:span text:style-name="T18"><text:s/>Key).</text:span></text:p>
      <text:p text:style-name="P19">By default<text:s/>(see config.txt), the system will block the user at the start of the scenario and after every task, use this key to unblock him/her. It could be also used to arbitrarily stop the player to give additional informations.</text:p>
      <text:p text:style-name="P20"/>
      <text:p text:style-name="P21"><text:span text:style-name="T22">2)<text:s/></text:span><text:span text:style-name="T23">Calibrate<text:s/></text:span><text:span text:style-name="T24">(</text:span><text:span text:style-name="T25">SpaceBar<text:s/></text:span><text:span text:style-name="T26">Key).<text:s/></text:span></text:p>
      <text:p text:style-name="P27">Only for training, is used to store necessary data (such player height and handspan) when the player enters the relative destination. More information below.</text:p>
      <text:p text:style-name="P28"/>
      <text:p text:style-name="Standard"><text:span text:style-name="T29">3)</text:span><text:span text:style-name="T30"><text:s/>Reset<text:s/></text:span><text:span text:style-name="T31">locomotion limit (</text:span><text:span text:style-name="T32">CTRL<text:s/></text:span><text:span text:style-name="T33">+</text:span><text:span text:style-name="T34"><text:s/>R</text:span><text:span text:style-name="T35">).<text:s/></text:span></text:p>
      <text:p text:style-name="P36">Re-centers the limited room-scale area on the actual position of the user (in the real world). Useful when the user must be moved or excessively derived from the initial<text:s/>position (registered at the start of the scenario). Before moving the player in the real world, ask him/her to close the eyes to avoid motion sickness effects. <text:s/></text:p>
      <text:h text:style-name="P37" text:outline-level="1">Training</text:h>
      <text:p text:style-name="P38">[Administrator: Eventually provide further explanation on the operation of the locomotion technique when needed; double-check if every point is well-executed otherwise repeat the point until is done properly]</text:p>
      <text:p text:style-name="P39"/>
      <text:p text:style-name="P40">The goal of this scenario is to make you feel comfortable with the locomotion technique that you will use for now on, and mastering<text:s/>it.<text:line-break/><text:line-break/>The Lock icon you see is used to report to you that you can’t move using the locomotion technique. Usually, it will be shown at the end of each task (not in training but in the next Scenarios), or generally speaking when I need to explain to you something or instruct you about the next task.<text:line-break/></text:p>
      <text:list text:style-name="WWNum3">
        <text:list-item text:start-value="1">
          <text:p text:style-name="P41"><text:span text:style-name="T42">You will be instructed to reach a so-called “destination” point. Every destination is displayed as a lighten circle on the floor, that can be of a different color.</text:span><text:span text:style-name="T43"><text:line-break/></text:span><text:span text:style-name="T44"><text:line-break/></text:span><text:span text:style-name="T45">Go to the first destination indicated by the gr</text:span><text:span text:style-name="T46">een circle [</text:span><text:span text:style-name="T47">Unlock</text:span><text:span text:style-name="T48"><text:s/>by pressing ‘F’ on the<text:s/></text:span><text:soft-page-break/><text:span text:style-name="T49">keyboard];</text:span></text:p>
        </text:list-item>
        <text:list-item>
          <text:p text:style-name="P50">Try a few time to reach other green destinations;</text:p>
        </text:list-item>
        <text:list-item>
          <text:p text:style-name="P51">Now move towards a new green destination faster than you did before, but without running;</text:p>
        </text:list-item>
        <text:list-item>
          <text:p text:style-name="P52">Now try to dose/modulate/variate your speed while reaching the<text:s/>next green destination;</text:p>
        </text:list-item>
        <text:list-item>
          <text:p text:style-name="P53">Go to the next green destination the fastest way you can, as you were sprinting [Check if the running mode (if present) of the technique is used for that task];</text:p>
        </text:list-item>
        <text:list-item>
          <text:p text:style-name="P54">Go to the next green destination walking while looking in a different direction of the one you are moving, e.g. keep your eyes at the chandelier at the center of the room, or on your right/left [If the technique doesn’t support that, just skip];</text:p>
        </text:list-item>
        <text:list-item>
          <text:p text:style-name="P55">Go to the next green destination backward walking, e.g. look were it is, then fix<text:s/>a point on the wall in front of you facing your back the destination, then walk trying to maintain a linear path. [if the technique doesn’t support backward walking, do like in point 6, looking as much as possible in the opposite direction of the movement];</text:p>
        </text:list-item>
        <text:list-item>
          <text:p text:style-name="P56">Go to the next green destination walking while keeping your arms side-stretched as much as you can [The participant should walk in T-Pose];</text:p>
        </text:list-item>
        <text:list-item>
          <text:p text:style-name="P57">You can continue practicing by reaching the green destinations until you FEEL comfortable and in control of<text:s/>the locomotion technique;</text:p>
        </text:list-item>
        <text:list-item>
          <text:p text:style-name="P58">Go to the yellow destination, at the center of the room [wait for that, and check it is in the yellow circle]. Now assume T-Pose by side stretching your arms [instruct about that if needed] -&gt; Now I will calibrate the system with<text:s/>your body features [Press &lt;SpaceBar&gt;];</text:p>
        </text:list-item>
        <text:list-item>
          <text:p text:style-name="P59">A few objects are positioned in a corner of the room you are in. Reach them and try to grab someone [Instruct on how to grab an object if needed]. Try passing from one hand to the other without dropping it;</text:p>
        </text:list-item>
        <text:list-item>
          <text:p text:style-name="P60">Look at the opposite corner of the room, there is an empty tray highlighted by a blue circle. Try to grab two objects (o) and put them in the blue area (once it touches the blue are you can’t move it anymore). Do the same with the last object [the chandelier in the<text:s/>corner is grabbable]</text:p>
          <text:list text:continue-numbering="true">
            <text:list-item>
              <text:p text:style-name="P61">Repeat that until you consider yourself to be able to grab objects, manipulate them, walking with them in your hand(s) while feeling in control of the locomotion technique.</text:p>
            </text:list-item>
          </text:list>
        </text:list-item>
      </text:list>
      <text:h text:style-name="P62" text:outline-level="1"><text:bookmark-start text:name="_622x0xzb34da"/><text:bookmark-end text:name="_622x0xzb34da"/>Scenario 1 (Straight movements)</text:h>
      <text:p text:style-name="P63">[Get the participant in VR and<text:s/>Collect/Measure Heart Rate]</text:p>
      <text:list text:style-name="WWNum6">
        <text:list-item text:start-value="1">
          <text:p text:style-name="P64"><text:span text:style-name="T65">The first thing you have to do, is to reach a green destination that will appear just before the door in front of you. You have to reach that by following the green path/line that will appear,<text:s/></text:span><text:span text:style-name="T66">as accurately as possible.</text:span><text:span text:style-name="T67"><text:line-break/></text:span><text:span text:style-name="T68"><text:line-break/></text:span><text:span text:style-name="T69">As soo</text:span><text:span text:style-name="T70">n as you feel ready to start the task, go to the first destination you see in front of you to show the door destination and the path. [Unlock];</text:span></text:p>
        </text:list-item>
        <text:list-item>
          <text:p text:style-name="P71"><text:span text:style-name="T72">After you will get through the door, 3 destinations will appear in sequence. That is to say that when you reach<text:s/></text:span><text:span text:style-name="T73">one of them, this will disappear and the next one will be shown. Try to stop at the center of them,<text:s/></text:span><text:span text:style-name="T74">as much</text:span><text:span text:style-name="T75"><text:s/></text:span><text:span text:style-name="T76">ACCURATELY as possible and doing LESS correction as you can.</text:span><text:span text:style-name="T77"><text:s/>As soon as you feel ready, walk through the<text:s/></text:span><text:soft-page-break/><text:span text:style-name="T78">door [Unlock];</text:span></text:p>
        </text:list-item>
        <text:list-item>
          <text:p text:style-name="P79"><text:span text:style-name="T80">Enter the green area and cha</text:span><text:span text:style-name="T81">se the robot. The area will follow the robot at a fixed distance, ergo you can use the robot as a visual reference. Beware, the robot is moving straight but it will change its speed. Keep yourself in the green area as much as possible without stopping.<text:s/></text:span>[Unlock];</text:p>
        </text:list-item>
        <text:list-item>
          <text:p text:style-name="P82"><text:span text:style-name="T83">Turn yourself by 180°. Once you enter the green destination, all the doors will open and you<text:s/></text:span><text:span text:style-name="T84">must SPRINT as fast as you can<text:s/></text:span><text:span text:style-name="T85">towards the last destination that will appear at the end of the hallway. The time starts as soon as you enter the first desti</text:span><text:span text:style-name="T86">nation. HINT! You can start sprinting immediately without stopping in the first destination but just passing through it.<text:s/></text:span>[Unlock];</text:p>
        </text:list-item>
      </text:list>
      <text:p text:style-name="Standard"/>
      <text:p text:style-name="P87">[Collect/Measure Heart Rate. Out Of VR Administer the After-Scenario 1 questionnaire]</text:p>
      <text:h text:style-name="P88" text:outline-level="1"><text:bookmark-start text:name="_a7tlhnhbnium"/><text:bookmark-end text:name="_a7tlhnhbnium"/>Scenario 2 (Direction Control)</text:h>
      <text:p text:style-name="P89">[Get the participant in VR and Collect/Measure Heart Rate]</text:p>
      <text:list text:style-name="WWNum1">
        <text:list-item text:start-value="1">
          <text:p text:style-name="P90"><text:span text:style-name="T91">In this first task, you have to follow a path described by a green broken line that will wind its way through the art props.</text:span><text:span text:style-name="T92"><text:line-break/></text:span><text:span text:style-name="T93">After entering the first destination, reach the destination (just before</text:span><text:span text:style-name="T94"><text:s/>the Art Prop) at the end of the line. Look at the<text:s/></text:span><text:span text:style-name="T95">Art Prop</text:span><text:span text:style-name="T96"><text:s/>it until its spotlight is turned off (there is also a loading bar to help you).<text:s/></text:span><text:span text:style-name="T97">Once lit off</text:span><text:span text:style-name="T98">, the next segment of the path will appear to guide you to the next (destination) art prop.<text:s/></text:span><text:span text:style-name="T99">Hence TURN a</text:span><text:span text:style-name="T100">nd reach</text:span><text:span text:style-name="T101"><text:s/>the next (destination) art prop as before.<text:s/></text:span>[Unlock];</text:p>
        </text:list-item>
        <text:list-item>
          <text:p text:style-name="P102"><text:span text:style-name="T103">After you reached the last destination exit through the door. To open the door you have to keep your gaze at the last Art Prop left, if you don’t the door will close. In other words, you shall b</text:span><text:span text:style-name="T104">ackward walk to reach and go through the door.<text:s/></text:span>[Unlock];</text:p>
        </text:list-item>
        <text:list-item>
          <text:p text:style-name="P105"><text:span text:style-name="T106">Reach the destination that is located at the end of the tunnel in the shortest possible time</text:span><text:span text:style-name="T107">. Be careful to never stop and avoid collisions with the walls</text:span><text:span text:style-name="T108">.<text:s/></text:span><text:span text:style-name="T109"><text:line-break/></text:span><text:span text:style-name="T110">After that, go through the door until you<text:s/></text:span><text:span text:style-name="T111">are locked. [Unlock];</text:span></text:p>
        </text:list-item>
        <text:list-item>
          <text:p text:style-name="P112"><text:span text:style-name="T113">Reach the top of the building using first a ramp, then the stairs. After that, you’ll find stairs and ramp side by side,<text:s/></text:span><text:span text:style-name="T114">choose to go</text:span><text:span text:style-name="T115"><text:s/>through the one you preferred/felt more comfortable.</text:span></text:p>
        </text:list-item>
        <text:list-item>
          <text:p text:style-name="P116"><text:span text:style-name="T117">Reach the green wall on the other side of the r</text:span><text:span text:style-name="T118">oof. Be careful not to fall down,<text:s/></text:span><text:span text:style-name="T119">“you can fall for real!”.<text:s/></text:span><text:span text:style-name="T120">When you will be near the wall, it will move aside, letting you see the last destination to reach.</text:span><text:span text:style-name="T121"><text:line-break/></text:span></text:p>
        </text:list-item>
      </text:list>
      <text:p text:style-name="P122">[Collect/Measure Heart Rate. Out Of VR Administer the After-Scenario 2 questionnaire]</text:p>
      <text:h text:style-name="P123" text:outline-level="1"><text:bookmark-start text:name="_j90lzmr59gza"/><text:bookmark-end text:name="_j90lzmr59gza"/>Scenario 3<text:s/>(Decoupled Movements)</text:h>
      <text:p text:style-name="P124">[Get the participant in VR and Collect/Measure Heart Rate]</text:p>
      <text:p text:style-name="P125"/>
      <text:list text:style-name="WWNum5">
        <text:list-item text:start-value="1">
          <text:p text:style-name="P126"><text:span text:style-name="T127">On your left, there is a blue sparkling sphere. Reach the destination that is shortly before the door, walking by following the straight green path/line,<text:s/></text:span><text:span text:style-name="T128">as accurately as po</text:span><text:span text:style-name="T129">ssible (as in S1.T1).</text:span><text:span text:style-name="T130"><text:s/>While<text:s/></text:span><text:span text:style-name="T131">walking<text:s/></text:span><text:span text:style-name="T132">you must</text:span><text:span text:style-name="T133"><text:s/>look at the sphere</text:span><text:span text:style-name="T134"><text:s/>as much as you can during<text:s/></text:span><text:span text:style-name="T135">all</text:span><text:span text:style-name="T136"><text:s/>travel, and<text:s/></text:span><text:span text:style-name="T137">try to never stop</text:span><text:span text:style-name="T138"><text:s/>(you can slow down of course)</text:span><text:span text:style-name="T139">. [Unlock];</text:span></text:p>
        </text:list-item>
        <text:list-item>
          <text:p text:style-name="P140"><text:span text:style-name="T141">The robots you see will keep a fixed distance ahead of you. They move in the<text:s/></text:span><text:soft-page-break/><text:span text:style-name="T142">direction of the green line, at a variable distance from you controlled by your hands (controllers). Try to move your hands apart, also like in T-Pose, and look for the effect [Check if the right hand, is correctly moving the rightmost robot and vice versa</text:span><text:span text:style-name="T143">, otherwise swap the two controllers]. Again, you have to follow the straight green path/line,<text:s/></text:span><text:span text:style-name="T144">as accurately as possible<text:s/></text:span><text:span text:style-name="T145">and<text:s/></text:span><text:span text:style-name="T146">without stopping</text:span><text:span text:style-name="T147">, but this time y</text:span><text:span text:style-name="T148">ou have to use the<text:s/></text:span><text:span text:style-name="T149">robot to collect the coins</text:span><text:span text:style-name="T150"><text:s/>that are inside the hallway.<text:s/></text:span><text:span text:style-name="T151">BEWARE<text:s/></text:span><text:span text:style-name="T152">the robot cannot</text:span><text:span text:style-name="T153"><text:s/>come back (they haven’t any reverse gear)!<text:s/></text:span>[Unlock];</text:p>
        </text:list-item>
        <text:list-item>
          <text:p text:style-name="P154"><text:span text:style-name="T155">As before but now the coins are sparse at different height and distance from the path. The Drones available can, of course, move also vertically following your hands.<text:s/></text:span><text:span text:style-name="T156">Remember to never stop</text:span><text:span text:style-name="T157"><text:s/>and<text:s/></text:span><text:span text:style-name="T158">to follo</text:span><text:span text:style-name="T159">w the path.</text:span></text:p>
        </text:list-item>
      </text:list>
      <text:p text:style-name="Standard"/>
      <text:p text:style-name="P160">[Collect/Measure Heart Rate. Out Of VR Administer the After-Scenario 3 questionnaire]</text:p>
      <text:p text:style-name="P161"/>
      <text:h text:style-name="P162" text:outline-level="1"><text:bookmark-start text:name="_rmgiflfpxzot"/><text:bookmark-end text:name="_rmgiflfpxzot"/>Scenario 4 (Agility)</text:h>
      <text:p text:style-name="P163">[Get the participant in VR and Collect/Measure Heart Rate]</text:p>
      <text:list text:style-name="WWNum2">
        <text:list-item text:start-value="1">
          <text:p text:style-name="P164"><text:span text:style-name="T165">Reach the destination located just before the door at the end of the hallway</text:span><text:span text:style-name="T166">.<text:s/></text:span><text:span text:style-name="T167">You must avoid collisions</text:span><text:span text:style-name="T168"><text:s/>with the incoming moving obstacles. Every collision count as an error. Be careful about some obstacles, you also need to crouch/bend down.<text:s/></text:span><text:span text:style-name="T169">Watch out for the highlighted orange zone, that is where the obstacles are suddenly spawn</text:span><text:span text:style-name="T170">ed, don’t relief until you are in that safe zone.</text:span><text:span text:style-name="T171"><text:s/></text:span>[Unlock];</text:p>
        </text:list-item>
        <text:list-item>
          <text:p text:style-name="P172"><text:span text:style-name="T173">Immediately after entering the destination a Robot will appear. It will shoot you with some balls, that you have to<text:s/></text:span><text:span text:style-name="T174">avoid moving on the spot</text:span><text:span text:style-name="T175"><text:s/>(head and heap, not feet),<text:s/></text:span><text:span text:style-name="T176">without using the locomotion</text:span><text:span text:style-name="T177"><text:s/>technique</text:span><text:span text:style-name="T178">. Every collision count as an Error [Participant can’t protect with hands, balls will pass through without counting error.]<text:s/></text:span>[Unlock];</text:p>
        </text:list-item>
        <text:list-item>
          <text:p text:style-name="P179"><text:span text:style-name="T180">Reach the destination on your left. Immediately a new Robot will appear. In that case, it will shoot you with bi</text:span><text:span text:style-name="T181">gger capsules, hence to<text:s/></text:span><text:span text:style-name="T182">dodge them you have to use the locomotion technique</text:span><text:span text:style-name="T183"><text:s/>this time.<text:s/></text:span>Pay attention also at your hands. [Unlock];</text:p>
        </text:list-item>
      </text:list>
      <text:p text:style-name="Standard"/>
      <text:p text:style-name="P184">[Collect/Measure Heart Rate. Out Of VR Administer the After-Scenario 4 questionnaire]</text:p>
      <text:p text:style-name="P185"/>
      <text:h text:style-name="P186" text:outline-level="1"><text:bookmark-start text:name="_bl8n44vpzuxq"/><text:bookmark-end text:name="_bl8n44vpzuxq"/>Scenario 5 (Interaction with<text:s/>objects)</text:h>
      <text:p text:style-name="P187">[Get the participant in VR and Collect/Measure Heart Rate]</text:p>
      <text:list text:style-name="WWNum4">
        <text:list-item text:start-value="1">
          <text:p text:style-name="P188"><text:span text:style-name="T189">To open the door and move on, you have<text:s/></text:span><text:span text:style-name="T190">to insert the object</text:span><text:span text:style-name="T191">, that is now on the table,<text:s/></text:span><text:span text:style-name="T192">into the socket beside the door</text:span><text:span text:style-name="T193">. You should release the “Trigger” to confirm the insertion into the s</text:span><text:span text:style-name="T194">ocket.<text:s/></text:span>[Unlock];</text:p>
        </text:list-item>
        <text:list-item>
          <text:p text:style-name="P195"><text:span text:style-name="T196">As before, but now you will need<text:s/></text:span><text:span text:style-name="T197">2 components</text:span><text:span text:style-name="T198">. Help yourself using the size and color to find the only respective socket they can be inserted into.<text:s/></text:span><text:span text:style-name="T199">You can bring both of them together (one per hand) however is not mandatory</text:span><text:span text:style-name="T200">. [Carry 2, if a</text:span><text:span text:style-name="T201">llowed by the technique, should be preferred] [Unlock];</text:span></text:p>
        </text:list-item>
        <text:list-item>
          <text:p text:style-name="P202"><text:span text:style-name="T203">Beyond the maze, there is a door that can be open in the same you just did before.<text:s/></text:span><text:span text:style-name="T204">Avoid collision</text:span><text:span text:style-name="T205"><text:s/>of you and of the object(s) with the walls. Collisions are count as errors and will be</text:span><text:span text:style-name="T206"><text:s/>signaled with<text:s/></text:span><text:span text:style-name="T207">haptic feedback</text:span><text:span text:style-name="T208"><text:s/>(controller vibrating).<text:s/></text:span>[Unlock];</text:p>
        </text:list-item>
        <text:list-item>
          <text:p text:style-name="P209"><text:span text:style-name="T210">Position<text:s/></text:span><text:span text:style-name="T211">ACCURATELY<text:s/></text:span><text:span text:style-name="T212">the components that are on your left, to match their corresponding areas on the tables indicated by “ghosts”. <text:s/>Pay attention also at the direction indicated by the arrow. You can adjust<text:s/></text:span><text:span text:style-name="T213">the position and orientation for a little time, then the ghost of the component you are positioning will disappear and you cannot move it anymore.</text:span><text:span text:style-name="T214"><text:line-break/></text:span><text:span text:style-name="T215"><text:line-break/></text:span><text:span text:style-name="T216">After that</text:span><text:span text:style-name="T217">, you have to stack the components to build a tower, that will be indicated over the shorter table</text:span><text:span text:style-name="T218"><text:s/>in the middle, matching the ghosts<text:s/></text:span><text:span text:style-name="T219">accurately</text:span><text:span text:style-name="T220">.<text:s/></text:span><text:span text:style-name="T221">ONLY ONCE</text:span><text:span text:style-name="T222"><text:s/>you believe to have finished going to the last destination. [Check that they have built the tower before reaching the last destination. The ghosts of the tower don’t disapper] [Unlock];<text:s/></text:span><text:span text:style-name="T223"><text:line-break/></text:span><text:span text:style-name="T224">Enter in th</text:span><text:span text:style-name="T225">e elevator that will lift you to the upper floor [Unlock];</text:span></text:p>
        </text:list-item>
        <text:list-item>
          <text:p text:style-name="P226">After having grabbed the floating component, start pursuit the drone.<text:line-break/>The drone holds a panel with several things you have to interact with (using the controllers):</text:p>
          <text:list text:continue-numbering="true">
            <text:list-item>
              <text:p text:style-name="P227"><text:span text:style-name="T228">a<text:s/></text:span><text:span text:style-name="T229">socket<text:s/></text:span><text:span text:style-name="T230">into which you have<text:s/></text:span><text:span text:style-name="T231">to insert the floating component as done before (with the doors)</text:span></text:p>
            </text:list-item>
            <text:list-item>
              <text:p text:style-name="P232"><text:span text:style-name="T233">2 buttons</text:span><text:span text:style-name="T234"><text:s/>to press. You have to press them entering in the interaction area and then clicking (the “trigger”) you have to accompany the button down until it is locked in pressed state. Eventu</text:span><text:span text:style-name="T235">ally, you can start holding the trigger before entering the interaction area</text:span></text:p>
            </text:list-item>
            <text:list-item>
              <text:p text:style-name="P236"><text:span text:style-name="T237">A lever</text:span><text:span text:style-name="T238"><text:s/>to push towards the robot. You have to grab the head of the lever (use the “trigger”), then moving it towards the robot until it is locked in an almost vertical position (</text:span><text:span text:style-name="T239">release the “trigger”).</text:span></text:p>
            </text:list-item>
          </text:list>
        </text:list-item>
      </text:list>
      <text:p text:style-name="P240">If an interaction fails (e.g. because your hand fell out of the interaction area), the specific interaction thing will return to its initial state.<text:line-break/><text:line-break/>The correct order in which you have to perform the interaction is as follow:</text:p>
      <text:list text:style-name="WWNum7">
        <text:list-item text:start-value="1">
          <text:p text:style-name="P241">Press<text:s/>the<text:s/><text:span text:style-name="T242">Green<text:s/></text:span>button</text:p>
        </text:list-item>
        <text:list-item>
          <text:p text:style-name="P243">Insert Component into the Socket</text:p>
        </text:list-item>
        <text:list-item>
          <text:p text:style-name="P244">Push the Lever</text:p>
        </text:list-item>
        <text:list-item>
          <text:p text:style-name="P245">Press the<text:s/><text:span text:style-name="T246">Red<text:s/></text:span>button</text:p>
        </text:list-item>
      </text:list>
      <text:p text:style-name="P247">[Repeat 2 times, then let the participant repeat (by voice) the correct order and double-check]</text:p>
      <text:p text:style-name="P248"><text:span text:style-name="T249">Of course, the robot is moving to try getaway you.<text:s/></text:span><text:span text:style-name="T250">Don’t try to overcome<text:s/></text:span><text:span text:style-name="T251">it</text:span><text:span text:style-name="T252">, because it will wriggle out very fast. Modulate your speed to keep yourself at a comfortable distance of interaction to perform the aforementioned tasks. Good Luck!<text:s/></text:span><text:span text:style-name="T253"><text:line-break/></text:span></text:p>
      <text:p text:style-name="P254">[Don’t let it surrender, there is a maximum time of 10 minute afterwhile the drone will ultimately stop and let the participant perform the task easily, but keep it for yourself]</text:p>
      <text:p text:style-name="P255"/>
      <text:p text:style-name="P256">[Unlock];</text:p>
      <text:p text:style-name="P257"/>
      <text:p text:style-name="P258">[Collect/Measure Heart Rate. Out Of VR Administer the After-Scenario 5 questionnaire]</text:p>
      <text:p text:style-name="P259">_________________________________________________________________________</text:p>
      <text:h text:style-name="Titolo1" text:outline-level="1"><text:span text:style-name="T260">[Out Of VR Administer the Post-test questionnaire]</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olo2" style:display-name="Titolo 2" style:family="paragraph" style:parent-style-name="Normale"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olo3" style:display-name="Titolo 3" style:family="paragraph" style:parent-style-name="Normale"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olo4" style:display-name="Titolo 4" style:family="paragraph" style:parent-style-name="Normale"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olo5" style:display-name="Titolo 5" style:family="paragraph" style:parent-style-name="Normale" style:next-style-name="Standard" style:default-outline-level="5">
      <style:paragraph-properties fo:keep-with-next="always" fo:keep-together="always" fo:margin-top="0.1666in" fo:margin-bottom="0.0555in"/>
      <style:text-properties fo:color="#666666" fo:hyphenate="false"/>
    </style:style>
    <style:style style:name="Titolo6" style:display-name="Titolo 6" style:family="paragraph" style:parent-style-name="Normale"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e" style:display-name="Normale" style:family="paragraph">
      <style:paragraph-properties fo:widows="2" fo:orphans="2"/>
      <style:text-properties fo:hyphenate="false"/>
    </style:style>
    <style:style style:name="Car.predefinitoparagrafo" style:display-name="Car. predefinito paragrafo"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Elenco" style:display-name="Elenco" style:family="paragraph" style:parent-style-name="Textbody">
      <style:text-propertie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olo" style:display-name="Titolo" style:family="paragraph" style:parent-style-name="Normale" style:next-style-name="Standard">
      <style:paragraph-properties fo:keep-with-next="always" fo:keep-together="always" fo:margin-bottom="0.0416in"/>
      <style:text-properties fo:font-size="26pt" style:font-size-asian="26pt" style:font-size-complex="26pt" fo:hyphenate="false"/>
    </style:style>
    <style:style style:name="Sottotitolo" style:display-name="Sottotitolo" style:family="paragraph" style:parent-style-name="Normale"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Titolo1Carattere" style:display-name="Titolo 1 Carattere" style:family="text" style:parent-style-name="Car.predefinitoparagrafo">
      <style:text-properties fo:font-size="20pt" style:font-size-asian="20pt" style:font-size-complex="20pt"/>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7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7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7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7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7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7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7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7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PRATTICO'  FILIPPO GABRIELE</dc:creator>
    <meta:creation-date>2020-01-10T16:13:00Z</meta:creation-date>
    <dc:date>2020-01-16T14:47:00Z</dc:date>
    <meta:template xlink:href="Normal.dotm" xlink:type="simple"/>
    <meta:editing-cycles>11</meta:editing-cycles>
    <meta:editing-duration>PT14760S</meta:editing-duration>
    <meta:document-statistic meta:page-count="5" meta:paragraph-count="26" meta:word-count="1995" meta:character-count="13347" meta:row-count="94" meta:non-whitespace-character-count="11378"/>
  </office:meta>
</office:document-meta>
</file>